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2 – Part 1</text:p>
      <text:p text:style-name="P1"/>
      <text:p text:style-name="P6">1. What is a doctype and what is its importance? </text:p>
      <text:p text:style-name="P5">The DOCTYPE declaration defines the document type to be HTML.</text:p>
      <text:p text:style-name="P5">The &lt;!DOCTYPE&gt; declaration helps the browser to display a web page correctly.</text:p>
      <text:p text:style-name="P5">There are different document types on the web.</text:p>
      <text:p text:style-name="P5">To display a document correctly, the browser must know both type and version.</text:p>
      <text:p text:style-name="P5">The doctype declaration is not case sensitive. All cases are acceptable:</text:p>
      <text:p text:style-name="P5"/>
      <text:p text:style-name="P6">2. List correct attribute used to add following elements to the page, and explain why they are needed: </text:p>
      <text:p text:style-name="P6">a. title </text:p>
      <text:p text:style-name="P5">It Specifies extra information about an element (displayed as a tool tip)</text:p>
      <text:p text:style-name="P5">When you move the mouse over the element, the title will be displayed as a tooltip.</text:p>
      <text:p text:style-name="P5">The HTML title attribute provides additional "tool-tip" information </text:p>
      <text:p text:style-name="P5"/>
      <text:p text:style-name="P6">b. anchor <text:s/></text:p>
      <text:p text:style-name="P5">HTML links are defined with the &lt;a&gt; tag. The link address is specified in the href attribute</text:p>
      <text:p text:style-name="P5"/>
      <text:p text:style-name="P6">c. div <text:s/></text:p>
      <text:p text:style-name="P5">The &lt;div&gt; element is often used as a layout tool and can easily be positioned with CSS</text:p>
      <text:p text:style-name="P5"/>
      <text:p text:style-name="P5"><text:span text:style-name="T2">d. para </text:span><text:s/></text:p>
      <text:p text:style-name="P5">The &lt;p&gt; tag defines a paragraph.</text:p>
      <text:p text:style-name="P5">Browsers automatically add some space (margin) before and after each &lt;p&gt; element.</text:p>
      <text:p text:style-name="P5">Example of this is with div stuff only</text:p>
      <text:p text:style-name="P5"/>
      <text:p text:style-name="P6">e. image </text:p>
      <text:p text:style-name="P5">images are defined with the &lt;img&gt; tag.</text:p>
      <text:p text:style-name="P5">The &lt;img&gt; tag is empty, it contains attributes only, and does not have a closing tag.</text:p>
      <text:p text:style-name="P5">The src attribute specifies the URL (web address) of the image</text:p>
      <text:p text:style-name="P5">The alt attribute specifies an alternate text for an image, if the image cannot be displayed.</text:p>
      <text:p text:style-name="P5"/>
      <text:p text:style-name="P5"><text:span text:style-name="T2">f. h1- h6</text:span> <text:s/></text:p>
      <text:p text:style-name="P5">Headings are defined with the &lt;h1&gt; to &lt;h6&gt; tags.</text:p>
      <text:p text:style-name="P5">&lt;h1&gt; defines the most important heading. &lt;h6&gt; defines the least important heading.</text:p>
      <text:p text:style-name="P5"/>
      <text:p text:style-name="P6">3. form the HTML element given below which are self-closing which are not, which are block element and which are inline elements </text:p>
      <text:p text:style-name="P6">a. div <text:s/></text:p>
      <text:p text:style-name="P6">b. para </text:p>
      <text:p text:style-name="P6">c. anchor <text:s/></text:p>
      <text:p text:style-name="P6">d. image <text:s/></text:p>
      <text:p text:style-name="P6">e. head <text:s/></text:p>
      <text:p text:style-name="P6">f. body <text:s/></text:p>
      <text:p text:style-name="P6">g. span <text:s/></text:p>
      <text:p text:style-name="P6">h. em <text:s/></text:p>
      <text:p text:style-name="P6">i. strong <text:s/></text:p>
      <text:p text:style-name="P6"><text:soft-page-break/>j. h2 </text:p>
      <text:p text:style-name="P5">Self Closing:image,</text:p>
      <text:p text:style-name="P5">Not Self Closing:div,para,anchor,head,body,span,em,strong,h2</text:p>
      <text:p text:style-name="P5">Block elemts:div,para,h2</text:p>
      <text:p text:style-name="P5">Inline Elements:anchor,image,span,em,strong</text:p>
      <text:p text:style-name="P5">dont knw what is about head and body(inline or block)</text:p>
      <text:p text:style-name="P5"/>
      <text:p text:style-name="P6">4. Which element is used to add list to a HTML page, explain different types with examples.</text:p>
      <text:p text:style-name="P5">There are three types of lists:</text:p>
      <text:p text:style-name="P5">1.unordered</text:p>
      <text:p text:style-name="P5">An unordered list starts with the &lt;ul&gt; tag. Each list item starts with the &lt;li&gt; tag.</text:p>
      <text:p text:style-name="P5">The list items will be marked with bullets.</text:p>
      <text:p text:style-name="P5">We can change style of bullets by adding style attribute.</text:p>
      <text:p text:style-name="P5">2.ordered</text:p>
      <text:p text:style-name="P5">An ordered list starts with the &lt;ol&gt; tag. Each list item starts with the &lt;li&gt; tag.</text:p>
      <text:p text:style-name="P5">The list items will be marked with numbers</text:p>
      <text:p text:style-name="P5">We can change style of bullets by adding style attribute.</text:p>
      <text:p text:style-name="P5">3.definition</text:p>
      <text:p text:style-name="P5">HTML also supports definition lists.</text:p>
      <text:p text:style-name="P5">A definition list is a list of terms, with a definition of each term.</text:p>
      <text:p text:style-name="P5"/>
      <text:p text:style-name="P5">The &lt;dl&gt; tag defines the definition list, the &lt;dt&gt; tag defines the term, and the &lt;dd&gt; tag defines each term</text:p>
      <text:p text:style-name="P5"/>
      <text:p text:style-name="P5"/>
      <text:p text:style-name="P6">5.anchor target types</text:p>
      <text:p text:style-name="P5">_blank:new window or tab</text:p>
      <text:p text:style-name="P5">_self:same frame</text:p>
      <text:p text:style-name="P5">_parent:parent frame</text:p>
      <text:p text:style-name="P5">_top:full window</text:p>
      <text:p text:style-name="P5">framename:named frame</text:p>
      <text:p text:style-name="P5"/>
      <text:p text:style-name="P6">6.&lt;div&gt; and &lt;span&gt;</text:p>
      <text:p text:style-name="P5">A block-level element always starts on a new line and takes up the full width available.</text:p>
      <text:p text:style-name="P5">The &lt;div&gt; element is a block-level element.</text:p>
      <text:p text:style-name="P5">An inline element does not start on a new line and only takes up as much width as necessary.</text:p>
      <text:p text:style-name="P5">This is an inline &lt;span&gt; element inside a paragraph.</text:p>
      <text:p text:style-name="P5">The &lt;div&gt; element is a block-level element that is often used as a container for other HTML elements</text:p>
      <text:p text:style-name="P5">The &lt;span&gt; element is an inline element that is often used as a container for some text.</text:p>
      <text:p text:style-name="P5"/>
      <text:p text:style-name="P5"/>
      <text:p text:style-name="P1"/>
      <text:p text:style-name="P1">Session 2 – Part 2 </text:p>
      <text:p text:style-name="P1"/>
      <text:p text:style-name="P3">1.What is the form element, list and explain following attributes of the form element: </text:p>
      <text:p text:style-name="Standard"><text:s/>HTML forms are used to collect user input.</text:p>
      <text:p text:style-name="Standard"><text:s/>The &lt;form&gt; element defines an HTML form</text:p>
      <text:p text:style-name="Standard"><text:s/>HTML forms contain form elements.</text:p>
      <text:p text:style-name="Standard"><text:soft-page-break/><text:s/>Form elements are different types of input elements, checkboxes, radio buttons, submit buttons, and <text:s text:c="28"/>more.</text:p>
      <text:p text:style-name="P2"><text:s/>o Method <text:s/></text:p>
      <text:p text:style-name="Standard"><text:s/>The method attribute specifies the HTTP method (GET or POST) to be used when submitting the forms</text:p>
      <text:p text:style-name="Standard"><text:s/>Use GET If the form submission is passive (like a search engine query), and without sensitive information.</text:p>
      <text:p text:style-name="Standard"><text:s/>Use POST If the form is updating data, or includes sensitive information (password).</text:p>
      <text:p text:style-name="P2"><text:s/>o Action <text:s/></text:p>
      <text:p text:style-name="Standard"><text:s/>The action attribute defines the action to be performed when the form is submitted.</text:p>
      <text:p text:style-name="Standard">The common way to submit a form to a server, is by using a submit button.</text:p>
      <text:p text:style-name="Standard">Normally, the form is submitted to a web page on a web server.</text:p>
      <text:p text:style-name="Standard"><text:s/></text:p>
      <text:p text:style-name="P3">2.Explain input element with all possible value of type attributes</text:p>
      <text:p text:style-name="Standard"><text:s/>The &lt;input&gt; element is the most important form element.</text:p>
      <text:p text:style-name="Standard">The &lt;input&gt; element has many variations, depending on the type attribute.</text:p>
      <text:p text:style-name="Standard"><text:s/>Type<text:tab/> <text:s/>Description</text:p>
      <text:p text:style-name="Standard">text<text:tab/> <text:s/>Defines normal text input</text:p>
      <text:p text:style-name="Standard">radio<text:tab/> <text:s/>Defines radio button input (for selecting one of many choices)</text:p>
      <text:p text:style-name="Standard">submit<text:tab/> <text:s/>Defines a submit button (for submitting the form)</text:p>
      <text:p text:style-name="Standard">password <text:s/>defines a password field</text:p>
      <text:p text:style-name="Standard">radio <text:s text:c="4"/>defines a radio button</text:p>
      <text:p text:style-name="Standard">checkbox <text:s/>defines a checkbox</text:p>
      <text:p text:style-name="Standard">button <text:s text:c="3"/>defines a button</text:p>
      <text:p text:style-name="Standard">color</text:p>
      <text:p text:style-name="Standard">date</text:p>
      <text:p text:style-name="Standard">datetime</text:p>
      <text:p text:style-name="Standard">datetime-local</text:p>
      <text:p text:style-name="Standard">email</text:p>
      <text:p text:style-name="Standard">month</text:p>
      <text:p text:style-name="Standard">number</text:p>
      <text:p text:style-name="Standard">range</text:p>
      <text:p text:style-name="Standard">search</text:p>
      <text:p text:style-name="Standard">tel</text:p>
      <text:p text:style-name="Standard">time</text:p>
      <text:p text:style-name="Standard">url</text:p>
      <text:p text:style-name="Standard">week</text:p>
      <text:p text:style-name="Standard"/>
      <text:p text:style-name="P1">Session 2 – Part 3</text:p>
      <text:p text:style-name="Standard"><text:s/><text:span text:style-name="T2">1. What is the keyboard short cut to open the developer tool in the browsers listed below? </text:span></text:p>
      <text:p text:style-name="Standard"><text:s/>a. IE <text:tab/><text:tab/>F12</text:p>
      <text:p text:style-name="Standard"><text:s/>b. Chrome <text:s/>F12</text:p>
      <text:p text:style-name="Standard"><text:s/>c. Firefox Ctrl + Shift + I </text:p>
      <text:p text:style-name="Standard"><text:s/>d. Safari <text:s/>Pressing command+option+i opens and selects Web Inspector, so following up with command+shift+c enables inspection mode.</text:p>
      <text:p text:style-name="Standard"><text:s/></text:p>
      <text:p text:style-name="P3"><text:s/>2. Which tag is used to specify character encoding for HTML page? </text:p>
      <text:p text:style-name="Standard"><text:s/>The charset attribute specifies the character encoding for the HTML document</text:p>
      <text:p text:style-name="Standard"><text:soft-page-break/><text:s/>&lt;meta charset="UTF-8"&gt;</text:p>
      <text:p text:style-name="Standard"><text:s/></text:p>
      <text:p text:style-name="Standard"><text:s/><text:span text:style-name="T2">3. For HTML page generally which character encoding is used and why? </text:span><text:s/></text:p>
      <text:p text:style-name="Standard"><text:s/>UTF-8</text:p>
      <text:p text:style-name="Standard"><text:s/>A Unicode-based encoding such as UTF-8 can support many languages and can accommodate pages and forms in </text:p>
      <text:p text:style-name="Standard"><text:s/>any mixture of those languages. Its use also eliminates the need for server-side logic to individually </text:p>
      <text:p text:style-name="Standard"><text:s/>determine the character encoding for each page served or each incoming form submission. </text:p>
      <text:p text:style-name="Standard"><text:s/>This significantly reduces the complexity of dealing with a multilingual site or application.</text:p>
      <text:p text:style-name="Standard">A Unicode encoding also allows many more languages to be mixed on a single page than any other </text:p>
      <text:p text:style-name="Standard">choice of enco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rmi </meta:initial-creator>
    <meta:creation-date>2015-10-06T15:40:26.80</meta:creation-date>
    <dc:date>2015-10-06T16:39:47.23</dc:date>
    <dc:creator>Urmi </dc:creator>
    <meta:editing-duration>PT00H55M01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4" meta:paragraph-count="129" meta:word-count="971" meta:character-count="5773"/>
  </office:meta>
</office:document-meta>
</file>